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shadow="none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603*"/>
    </style:style>
    <style:style style:name="Tableau1.B" style:family="table-column">
      <style:table-column-properties style:column-width="7.041cm" style:rel-column-width="3992*"/>
    </style:style>
    <style:style style:name="Tableau1.C" style:family="table-column">
      <style:table-column-properties style:column-width="1.492cm" style:rel-column-width="846*"/>
    </style:style>
    <style:style style:name="Tableau1.D" style:family="table-column">
      <style:table-column-properties style:column-width="1.395cm" style:rel-column-width="791*"/>
    </style:style>
    <style:style style:name="Tableau1.E" style:family="table-column">
      <style:table-column-properties style:column-width="1.515cm" style:rel-column-width="859*"/>
    </style:style>
    <style:style style:name="Tableau1.F" style:family="table-column">
      <style:table-column-properties style:column-width="1.178cm" style:rel-column-width="668*"/>
    </style:style>
    <style:style style:name="Tableau1.G" style:family="table-column">
      <style:table-column-properties style:column-width="1.203cm" style:rel-column-width="682*"/>
    </style:style>
    <style:style style:name="Tableau1.H" style:family="table-column">
      <style:table-column-properties style:column-width="0.914cm" style:rel-column-width="518*"/>
    </style:style>
    <style:style style:name="Tableau1.J" style:family="table-column">
      <style:table-column-properties style:column-width="11.596cm" style:rel-column-width="6574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3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officeooo:paragraph-rsid="0026678d"/>
    </style:style>
    <style:style style:name="P25" style:family="paragraph" style:parent-style-name="Standard">
      <style:paragraph-properties fo:break-before="page"/>
      <style:text-properties officeooo:paragraph-rsid="0026678d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officeooo:paragraph-rsid="0024e904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58b" officeooo:paragraph-rsid="002c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6e0" officeooo:paragraph-rsid="002e66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de34" officeooo:paragraph-rsid="002fde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75ef" officeooo:paragraph-rsid="003175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cbbe" officeooo:paragraph-rsid="0032cb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596" officeooo:paragraph-rsid="00339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7a" officeooo:paragraph-rsid="0034eb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20" officeooo:paragraph-rsid="003802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rsid="0021cccc" officeooo:paragraph-rsid="0021c92f"/>
    </style:style>
    <style:style style:name="P41" style:family="paragraph" style:parent-style-name="Standard">
      <style:paragraph-properties fo:text-align="center" style:justify-single-word="false"/>
      <style:text-properties officeooo:rsid="0021cccc" officeooo:paragraph-rsid="00389765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officeooo:rsid="00363dd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">[TSPE-B/MATH NORO] – </text:span>T<text:page-number text:select-page="current">1</text:page-number> – <text:span text:style-name="T3">Evaluations</text:span><text:tab/>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G"/>
        <table:table-column table:style-name="Tableau1.J"/>
        <table:table-row table:style-name="Tableau1.1">
          <table:table-cell table:style-name="Tableau1.A1" office:value-type="string">
            <text:p text:style-name="P18">N°</text:p>
          </table:table-cell>
          <table:table-cell table:style-name="Tableau1.A1" office:value-type="string">
            <text:p text:style-name="P19">Nom &amp; Prénoms</text:p>
          </table:table-cell>
          <table:table-cell table:style-name="Tableau1.A1" office:value-type="string">
            <text:p text:style-name="P20">MC</text:p>
          </table:table-cell>
          <table:table-cell table:style-name="Tableau1.A1" office:value-type="string">
            <text:p text:style-name="P20">COMP</text:p>
          </table:table-cell>
          <table:table-cell table:style-name="Tableau1.A1" office:value-type="string">
            <text:p text:style-name="P27">MOT</text:p>
          </table:table-cell>
          <table:table-cell table:style-name="Tableau1.A1" office:value-type="string">
            <text:p text:style-name="P27">E1</text:p>
          </table:table-cell>
          <table:table-cell table:style-name="Tableau1.A1" office:value-type="string">
            <text:p text:style-name="P20"><text:span text:style-name="T4">E</text:span>2</text:p>
          </table:table-cell>
          <table:table-cell table:style-name="Tableau1.A1" office:value-type="string">
            <text:p text:style-name="P20"><text:span text:style-name="T4">E</text:span>3</text:p>
          </table:table-cell>
          <table:table-cell table:style-name="Tableau1.A1" office:value-type="string">
            <text:p text:style-name="P20">M<text:span text:style-name="T4">OY</text:span></text:p>
          </table:table-cell>
          <table:table-cell table:style-name="Tableau1.J1" office:value-type="string">
            <text:p text:style-name="P20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32">ABDALLAH ADA Iyas</text:p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21"/>
          </table:table-cell>
          <table:table-cell table:style-name="Tableau1.J2" office:value-type="string">
            <text:p text:style-name="P21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33">ABDOU Béatrice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34">ABDOU Dalid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35">ABSOIR Ismaël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36">ALI Inès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37">ALI SAID ABDALLAH Ann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37">AYOUBA Anrezki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38">BACAR Raïd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38">BACO Anzr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J3">
            <text:p text:style-name="P22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38">CHAMSSIDINE Yasine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38">CHANFI Ihsane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38">CHIKI Mohamed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38">KAMBI Ahmed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38">LEPOIVRE Mathieux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38">MAHAMOUD KASSIM Anfoud<text:span text:style-name="T5">h</text:span>oi<text:span text:style-name="T5">y</text:span>l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39">MOUSSA BIBI Hadidj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39">NANDJIBOU Aniss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39">SAID Youmn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39">SAMADANI Chaima</text:p>
          </table:table-cell>
          <table:table-cell table:style-name="Tableau1.A3">
            <text:p text:style-name="P22"/>
          </table:table-cell>
          <table:table-cell table:style-name="Tableau1.A3">
            <text:p text:style-name="P22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  <table:table-row table:style-name="Tableau1.1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/>
          </table:table-cell>
          <table:table-cell table:style-name="Tableau1.J2" office:value-type="string"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07T10:14:06.107350916</dc:date>
    <meta:editing-duration>PT1H13M11S</meta:editing-duration>
    <meta:editing-cycles>42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54" meta:word-count="83" meta:character-count="404" meta:non-whitespace-character-count="372"/>
  </office:meta>
</office:document-meta>
</file>